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23.31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162.1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161.01pt"/>
    </style:style>
    <style:style style:name="co10" style:family="table-column">
      <style:table-column-properties fo:break-before="auto" style:column-width="91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LT_Locations</text:p>
          </table:table-cell>
          <table:covered-table-cell table:style-name="ce6"/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LT_Device_placements</text:p>
          </table:table-cell>
          <table:covered-table-cell table:style-name="ce6"/>
          <table:covered-table-cell/>
          <table:table-cell/>
          <table:table-cell table:style-name="ce4" office:value-type="string" calcext:value-type="string" table:number-columns-spanned="3" table:number-rows-spanned="1">
            <text:p>LT_Devices</text:p>
          </table:table-cell>
          <table:covered-table-cell table:style-name="ce6"/>
          <table:covered-table-cell table:style-name="ce5"/>
        </table:table-row>
        <table:table-row table:style-name="ro2">
          <table:table-cell/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location_id</text:p>
          </table:table-cell>
          <table:table-cell table:style-name="ce5" office:value-type="string" calcext:value-type="string">
            <text:p>AI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Device_placement _id</text:p>
          </table:table-cell>
          <table:table-cell office:value-type="string" calcext:value-type="string">
            <text:p>AI</text:p>
          </table:table-cell>
          <table:table-cell/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device_id</text:p>
          </table:table-cell>
          <table:table-cell table:style-name="ce5" office:value-type="string" calcext:value-type="string">
            <text:p>AI</text:p>
          </table:table-cell>
        </table:table-row>
        <table:table-row table:style-name="ro2">
          <table:table-cell/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RCHAR(100)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location_id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uid</text:p>
          </table:table-cell>
          <table:table-cell table:style-name="ce5" office:value-type="string" calcext:value-type="string">
            <text:p>VARCHAR(10)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VARCHAR(100)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in_use</text:p>
          </table:table-cell>
          <table:table-cell table:style-name="ce5" office:value-type="string" calcext:value-type="string">
            <text:p>INT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ployment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n_use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style-name="ce5" office:value-type="string" calcext:value-type="string">
            <text:p>deployment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activation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placement_date</text:p>
          </table:table-cell>
          <table:table-cell office:value-type="string" calcext:value-type="string">
            <text:p>DATE</text:p>
          </table:table-cell>
          <table:table-cell/>
          <table:table-cell table:style-name="ce5"/>
          <table:table-cell table:style-name="ce5" office:value-type="string" calcext:value-type="string">
            <text:p>activat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activation_date</text:p>
          </table:table-cell>
          <table:table-cell table:style-name="ce5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moval_date</text:p>
          </table:table-cell>
          <table:table-cell office:value-type="string" calcext:value-type="string">
            <text:p>DATE</text:p>
          </table:table-cell>
          <table:table-cell/>
          <table:table-cell table:style-name="ce5"/>
          <table:table-cell table:style-name="ce5" office:value-type="string" calcext:value-type="string">
            <text:p>deactivat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decommission_date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1" table:number-columns-repeated="3"/>
          <table:table-cell/>
          <table:table-cell table:style-name="ce5"/>
          <table:table-cell table:style-name="ce5" office:value-type="string" calcext:value-type="string">
            <text:p>decommission_date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2" table:number-rows-repeated="2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LT_Sensor_data</text:p>
          </table:table-cell>
          <table:covered-table-cell table:style-name="ce6"/>
          <table:covered-table-cell/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Pk</text:p>
          </table:table-cell>
          <table:table-cell office:value-type="string" calcext:value-type="string">
            <text:p>sensor_data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Fk</text:p>
          </table:table-cell>
          <table:table-cell office:value-type="string" calcext:value-type="string">
            <text:p>Device_placement 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LT_Users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ensor_data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sensor_data_time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rst_name</text:p>
          </table:table-cell>
          <table:table-cell office:value-type="string" calcext:value-type="string">
            <text:p>VARCHAR(100)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last_name</text:p>
          </table:table-cell>
          <table:table-cell office:value-type="string" calcext:value-type="string">
            <text:p>VARCHAR(100)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user_name</text:p>
          </table:table-cell>
          <table:table-cell office:value-type="string" calcext:value-type="string">
            <text:p>VARCHAR(100)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sswd</text:p>
          </table:table-cell>
          <table:table-cell office:value-type="string" calcext:value-type="string">
            <text:p>VARCHAR(100)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n_use</text:p>
          </table:table-cell>
          <table:table-cell office:value-type="string" calcext:value-type="string">
            <text:p>INT</text:p>
          </table:table-cell>
          <table:table-cell/>
          <table:table-cell table:style-name="ce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7:41:01.143556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7:21:50.544268089</meta:creation-date>
    <dc:date>2018-12-12T17:42:24.104149869</dc:date>
    <meta:editing-duration>PT4H50M27S</meta:editing-duration>
    <meta:editing-cycles>20</meta:editing-cycles>
    <meta:generator>LibreOffice/6.1.3.2$Linux_X86_64 LibreOffice_project/10$Build-2</meta:generator>
    <meta:document-statistic meta:table-count="1" meta:cell-count="74" meta:object-count="0"/>
  </office:meta>
</office:document-meta>
</file>